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kap4" style:family="table">
      <style:table-properties style:width="17cm" table:align="margins"/>
    </style:style>
    <style:style style:name="kap4.A" style:family="table-column">
      <style:table-column-properties style:column-width="3.401cm" style:rel-column-width="13107*"/>
    </style:style>
    <style:style style:name="kap4.1" style:family="table-row">
      <style:table-row-properties fo:keep-together="always"/>
    </style:style>
    <style:style style:name="kap4.A1" style:family="table-cell">
      <style:table-cell-properties fo:padding="0.097cm" fo:border-left="0.05pt solid #000000" fo:border-right="none" fo:border-top="0.05pt solid #000000" fo:border-bottom="0.05pt solid #000000"/>
    </style:style>
    <style:style style:name="kap4.E1" style:family="table-cell">
      <style:table-cell-properties fo:padding="0.097cm" fo:border="0.05pt solid #000000"/>
    </style:style>
    <style:style style:name="kap4.A2" style:family="table-cell">
      <style:table-cell-properties fo:padding="0.097cm" fo:border-left="0.05pt solid #000000" fo:border-right="none" fo:border-top="none" fo:border-bottom="0.05pt solid #000000"/>
    </style:style>
    <style:style style:name="kap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401cm" style:rel-column-width="13107*"/>
    </style:style>
    <style:style style:name="Tabell1.1" style:family="table-row">
      <style:table-row-properties fo:keep-together="always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E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3.401cm" style:rel-column-width="13107*"/>
    </style:style>
    <style:style style:name="Tabell2.1" style:family="table-row">
      <style:table-row-properties fo:keep-together="always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E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3.401cm" style:rel-column-width="13107*"/>
    </style:style>
    <style:style style:name="Tabell3.1" style:family="table-row">
      <style:table-row-properties fo:keep-together="always"/>
    </style:style>
    <style:style style:name="Tabel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.E1" style:family="table-cell">
      <style:table-cell-properties fo:padding="0.097cm" fo:border="0.05pt solid #000000"/>
    </style:style>
    <style:style style:name="Tabell3.A2" style:family="table-cell">
      <style:table-cell-properties fo:padding="0.097cm" fo:border-left="0.05pt solid #000000" fo:border-right="none" fo:border-top="none" fo:border-bottom="0.05pt solid #000000"/>
    </style:style>
    <style:style style:name="Tabell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lationer mellan videos, text och arbetsuppgifter</text:h>
      <text:p text:style-name="P2">Version 2012-09-11</text:p>
      <text:p text:style-name="Text_20_body"><text:span text:style-name="T1"/></text:p>
      <text:p text:style-name="Text_20_body">Jobbplaneringen på webbplatsen utgår vanligtvis från att eleverna jobbar i denna ordning:</text:p>
      <text:list xml:id="list913822914" text:style-name="L1">
        <text:list-item>
          <text:p text:style-name="P1">Video</text:p>
        </text:list-item>
        <text:list-item>
          <text:p text:style-name="P1">Textläsning</text:p>
        </text:list-item>
        <text:list-item>
          <text:p text:style-name="P1">Övningsuppgifter</text:p>
        </text:list-item>
      </text:list>
      <text:p text:style-name="Text_20_body">Viktigaste undantaget är direkt i kapitel ett, eftersom jag villa att eleverna ska börja skriva kod så fort som möjligt!</text:p>
      <text:p text:style-name="Text_20_body">Videonamnen är något inkonsekventa, eftersom jag bytte system under resans gång. Efter varje video, så står inom parentes den ordning i vilken de visas om man klickar på ”nästa”.</text:p>
      <text:h text:style-name="Heading_20_2" text:outline-level="2">Kapitel 1</text:h>
      <text:p text:style-name="Text_20_body"/>
      <table:table table:name="Tabell1" table:style-name="Tabell1">
        <table:table-column table:style-name="Tabell1.A" table:number-columns-repeated="5"/>
        <table:table-header-rows>
          <table:table-row table:style-name="Tabell1.1">
            <table:table-cell table:style-name="Tabell1.A1" office:value-type="string">
              <text:p text:style-name="P3">Vad</text:p>
            </table:table-cell>
            <table:table-cell table:style-name="Tabell1.A1" office:value-type="string">
              <text:p text:style-name="P3">Fart</text:p>
            </table:table-cell>
            <table:table-cell table:style-name="Tabell1.A1" office:value-type="string">
              <text:p text:style-name="P3">Video</text:p>
            </table:table-cell>
            <table:table-cell table:style-name="Tabell1.A1" office:value-type="string">
              <text:p text:style-name="P3">Läroboken</text:p>
            </table:table-cell>
            <table:table-cell table:style-name="Tabell1.E1" office:value-type="string">
              <text:p text:style-name="P3">Arbetsboken</text:p>
            </table:table-cell>
          </table:table-row>
        </table:table-header-rows>
        <table:table-row table:style-name="Tabell1.1">
          <table:table-cell table:style-name="Tabell1.A2" office:value-type="string">
            <text:p text:style-name="Table_20_Contents">Första dokument</text:p>
          </table:table-cell>
          <table:table-cell table:style-name="Tabell1.A2" office:value-type="string">
            <text:p text:style-name="Table_20_Contents">Springspår</text:p>
          </table:table-cell>
          <table:table-cell table:style-name="Tabell1.A2" office:value-type="string">
            <text:p text:style-name="Table_20_Contents">kap-1-a-1 (1)</text:p>
            <text:p text:style-name="Table_20_Contents">kap-1-a-2 (2)</text:p>
            <text:p text:style-name="Table_20_Contents">kap-1-a-3 (3)</text:p>
          </table:table-cell>
          <table:table-cell table:style-name="Tabell1.A2" office:value-type="string">
            <text:p text:style-name="Table_20_Contents"/>
            <text:p text:style-name="Table_20_Contents"/>
            <text:p text:style-name="Table_20_Contents"/>
            <text:p text:style-name="Table_20_Contents">1.0 – 1.1.1</text:p>
          </table:table-cell>
          <table:table-cell table:style-name="Tabell1.E2" office:value-type="string">
            <text:p text:style-name="Table_20_Contents">”Uppgift noll”</text:p>
            <text:p text:style-name="Table_20_Contents">1A – editor</text:p>
            <text:p text:style-name="Table_20_Contents">1.1</text:p>
            <text:p text:style-name="Table_20_Contents">1B – sidan</text:p>
            <text:p text:style-name="Table_20_Contents">1.2</text:p>
          </table:table-cell>
        </table:table-row>
        <table:table-row table:style-name="Tabell1.1">
          <table:table-cell table:style-name="Tabell1.A2" office:value-type="string">
            <text:p text:style-name="Table_20_Contents">Standarder</text:p>
            <text:p text:style-name="Table_20_Contents">Validering</text:p>
          </table:table-cell>
          <table:table-cell table:style-name="Tabell1.A2" office:value-type="string">
            <text:p text:style-name="Table_20_Contents">Springspår</text:p>
          </table:table-cell>
          <table:table-cell table:style-name="Tabell1.A2" office:value-type="string">
            <text:p text:style-name="Table_20_Contents">kap-1-a-4 (5)</text:p>
          </table:table-cell>
          <table:table-cell table:style-name="Tabell1.A2" office:value-type="string">
            <text:p text:style-name="Table_20_Contents">1.2</text:p>
            <text:p text:style-name="Table_20_Contents">1.3</text:p>
          </table:table-cell>
          <table:table-cell table:style-name="Tabell1.E2" office:value-type="string">
            <text:p text:style-name="Table_20_Contents">1C – validera</text:p>
          </table:table-cell>
        </table:table-row>
        <table:table-row table:style-name="Tabell1.1">
          <table:table-cell table:style-name="Tabell1.A2" office:value-type="string">
            <text:p text:style-name="Table_20_Contents">Mozilla Thimble</text:p>
          </table:table-cell>
          <table:table-cell table:style-name="Tabell1.A2" office:value-type="string">
            <text:p text:style-name="Table_20_Contents">Bonus</text:p>
          </table:table-cell>
          <table:table-cell table:style-name="Tabell1.A2" office:value-type="string">
            <text:p text:style-name="Table_20_Contents">thimble (4)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 table:style-name="Tabell1.1">
          <table:table-cell table:style-name="Tabell1.A2" office:value-type="string">
            <text:p text:style-name="Table_20_Contents">Fler standarder</text:p>
            <text:p text:style-name="Table_20_Contents">DNS, URL</text:p>
            <text:p text:style-name="Table_20_Contents">http, https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  <text:p text:style-name="Table_20_Contents"/>
            <text:p text:style-name="Table_20_Contents">wu-lb-1.4.9</text:p>
          </table:table-cell>
          <table:table-cell table:style-name="Tabell1.A2" office:value-type="string">
            <text:p text:style-name="Table_20_Contents">1.4 – 1.4.1</text:p>
            <text:p text:style-name="Table_20_Contents">1.4.4 – 1.4.9</text:p>
          </table:table-cell>
          <table:table-cell table:style-name="Tabell1.E2" office:value-type="string">
            <text:p text:style-name="Table_20_Contents">1D – domän </text:p>
            <text:p text:style-name="Table_20_Contents">1.3</text:p>
            <text:p text:style-name="Table_20_Contents">1E – http (svår)</text:p>
            <text:p text:style-name="Table_20_Contents">1.4</text:p>
          </table:table-cell>
        </table:table-row>
        <table:table-row table:style-name="Tabell1.1">
          <table:table-cell table:style-name="Tabell1.A2" office:value-type="string">
            <text:p text:style-name="Table_20_Contents">Schema</text:p>
          </table:table-cell>
          <table:table-cell table:style-name="Tabell1.A2" office:value-type="string">
            <text:p text:style-name="Table_20_Contents">Fördjupning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1.4.2 online</text:p>
          </table:table-cell>
          <table:table-cell table:style-name="Tabell1.E2" office:value-type="string">
            <text:p text:style-name="Table_20_Contents"/>
          </table:table-cell>
        </table:table-row>
        <table:table-row table:style-name="Tabell1.1">
          <table:table-cell table:style-name="Tabell1.A2" office:value-type="string">
            <text:p text:style-name="Table_20_Contents">Auktoritet</text:p>
          </table:table-cell>
          <table:table-cell table:style-name="Tabell1.A2" office:value-type="string">
            <text:p text:style-name="Table_20_Contents">Fördjupning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1.4.3 online</text:p>
          </table:table-cell>
          <table:table-cell table:style-name="Tabell1.E2" office:value-type="string">
            <text:p text:style-name="Table_20_Contents"/>
          </table:table-cell>
        </table:table-row>
        <table:table-row table:style-name="Tabell1.1">
          <table:table-cell table:style-name="Tabell1.A2" office:value-type="string">
            <text:p text:style-name="Table_20_Contents">Vattenfallsdiagram</text:p>
          </table:table-cell>
          <table:table-cell table:style-name="Tabell1.A2" office:value-type="string">
            <text:p text:style-name="Table_20_Contents">Fördjupning</text:p>
          </table:table-cell>
          <table:table-cell table:style-name="Tabell1.A2" office:value-type="string">
            <text:p text:style-name="Table_20_Contents">wu-lb-1-5</text:p>
          </table:table-cell>
          <table:table-cell table:style-name="Tabell1.A2" office:value-type="string">
            <text:p text:style-name="Table_20_Contents">1.5 online</text:p>
          </table:table-cell>
          <table:table-cell table:style-name="Tabell1.E2" office:value-type="string">
            <text:p text:style-name="Table_20_Contents"/>
          </table:table-cell>
        </table:table-row>
        <table:table-row table:style-name="Tabell1.1">
          <table:table-cell table:style-name="Tabell1.A2" office:value-type="string">
            <text:p text:style-name="Table_20_Contents">Cachning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wu-lb-1-6</text:p>
          </table:table-cell>
          <table:table-cell table:style-name="Tabell1.A2" office:value-type="string">
            <text:p text:style-name="Table_20_Contents">1.6</text:p>
          </table:table-cell>
          <table:table-cell table:style-name="Tabell1.E2" office:value-type="string">
            <text:p text:style-name="Table_20_Contents"/>
          </table:table-cell>
        </table:table-row>
        <table:table-row table:style-name="Tabell1.1">
          <table:table-cell table:style-name="Tabell1.A2" office:value-type="string">
            <text:p text:style-name="Table_20_Contents">Statiska och dynamiska sidor</text:p>
            <text:p text:style-name="Table_20_Contents">Ajax</text:p>
          </table:table-cell>
          <table:table-cell table:style-name="Tabell1.A2" office:value-type="string">
            <text:p text:style-name="Table_20_Contents">Springspår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1.7</text:p>
            <text:p text:style-name="Table_20_Contents"/>
            <text:p text:style-name="Table_20_Contents">1.8</text:p>
          </table:table-cell>
          <table:table-cell table:style-name="Tabell1.E10" table:number-rows-spanned="2" office:value-type="string">
            <text:p text:style-name="Table_20_Contents"><text:s text:c="2"/>1.5</text:p>
          </table:table-cell>
        </table:table-row>
        <table:table-row table:style-name="Tabell1.1">
          <table:table-cell table:style-name="Tabell1.A2" office:value-type="string">
            <text:p text:style-name="Table_20_Contents">Proprietära tekniker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1.9 – 1.9.2</text:p>
            <text:p text:style-name="Table_20_Contents">1.9.4</text:p>
          </table:table-cell>
          <table:covered-table-cell/>
        </table:table-row>
        <table:table-row table:style-name="Tabell1.1">
          <table:table-cell table:style-name="Tabell1.A2" office:value-type="string">
            <text:p text:style-name="Table_20_Contents">Öppen källkod och öppna standarder</text:p>
          </table:table-cell>
          <table:table-cell table:style-name="Tabell1.A2" office:value-type="string">
            <text:p text:style-name="Table_20_Contents">Fördjupning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1.9.3 online</text:p>
          </table:table-cell>
          <table:table-cell table:style-name="Tabell1.E2" office:value-type="string">
            <text:p text:style-name="Table_20_Contents"/>
          </table:table-cell>
        </table:table-row>
        <table:table-row table:style-name="Tabell1.1">
          <table:table-cell table:style-name="Tabell1.A2" office:value-type="string">
            <text:p text:style-name="Table_20_Contents">Läs mer</text:p>
            <text:p text:style-name="Table_20_Contents">Varning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wu-lb-1-10 (6)</text:p>
          </table:table-cell>
          <table:table-cell table:style-name="Tabell1.A2" office:value-type="string">
            <text:p text:style-name="Table_20_Contents">1.10</text:p>
            <text:p text:style-name="Table_20_Contents">1.11</text:p>
          </table:table-cell>
          <table:table-cell table:style-name="Tabell1.E2" office:value-type="string">
            <text:p text:style-name="Table_20_Contents">1F – MDN</text:p>
            <text:p text:style-name="Table_20_Contents">1.6</text:p>
          </table:table-cell>
        </table:table-row>
      </table:table>
      <text:p text:style-name="Text_20_body"/>
      <text:p text:style-name="Text_20_body"/>
      <text:h text:style-name="Heading_20_2" text:outline-level="2"><text:soft-page-break/>Kapitel 2</text:h>
      <text:p text:style-name="Text_20_body">Instruktionsvideor för Git och GitHub finns med i ”tågordningen” för videos trots att de är fördjupning. Just denna fördjupning ligger mig nämligen lite extra varmt om hjärtat.</text:p>
      <text:p text:style-name="Text_20_body"/>
      <table:table table:name="Tabell2" table:style-name="Tabell2">
        <table:table-column table:style-name="Tabell2.A" table:number-columns-repeated="5"/>
        <table:table-header-rows>
          <table:table-row table:style-name="Tabell2.1">
            <table:table-cell table:style-name="Tabell2.A1" office:value-type="string">
              <text:p text:style-name="P3">Vad</text:p>
            </table:table-cell>
            <table:table-cell table:style-name="Tabell2.A1" office:value-type="string">
              <text:p text:style-name="P3">Fart</text:p>
            </table:table-cell>
            <table:table-cell table:style-name="Tabell2.A1" office:value-type="string">
              <text:p text:style-name="P3">Video</text:p>
            </table:table-cell>
            <table:table-cell table:style-name="Tabell2.A1" office:value-type="string">
              <text:p text:style-name="P3">Läroboken</text:p>
            </table:table-cell>
            <table:table-cell table:style-name="Tabell2.E1" office:value-type="string">
              <text:p text:style-name="P3">Arbetsboken</text:p>
            </table:table-cell>
          </table:table-row>
        </table:table-header-rows>
        <table:table-row table:style-name="Tabell2.1">
          <table:table-cell table:style-name="Tabell2.A2" office:value-type="string">
            <text:p text:style-name="Table_20_Contents">Processen</text:p>
            <text:p text:style-name="Table_20_Contents">Baby steps</text:p>
          </table:table-cell>
          <table:table-cell table:style-name="Tabell2.A2" office:value-type="string">
            <text:p text:style-name="Table_20_Contents">Springspå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.0</text:p>
            <text:p text:style-name="Table_20_Contents">2.1</text:p>
          </table:table-cell>
          <table:table-cell table:style-name="Tabell2.E2" office:value-type="string">
            <text:p text:style-name="Table_20_Contents"/>
          </table:table-cell>
        </table:table-row>
        <table:table-row table:style-name="Tabell2.1">
          <table:table-cell table:style-name="Tabell2.A2" office:value-type="string">
            <text:p text:style-name="Table_20_Contents">Rolle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.2</text:p>
          </table:table-cell>
          <table:table-cell table:style-name="Tabell2.E2" office:value-type="string">
            <text:p text:style-name="Table_20_Contents"/>
          </table:table-cell>
        </table:table-row>
        <table:table-row table:style-name="Tabell2.1">
          <table:table-cell table:style-name="Tabell2.A2" office:value-type="string">
            <text:p text:style-name="Table_20_Contents">Processen</text:p>
            <text:p text:style-name="Table_20_Contents">Mål, skisser, färger</text:p>
          </table:table-cell>
          <table:table-cell table:style-name="Tabell2.A2" office:value-type="string">
            <text:p text:style-name="Table_20_Contents">Springspå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.3 – 2.3.3</text:p>
          </table:table-cell>
          <table:table-cell table:style-name="Tabell2.E2" office:value-type="string">
            <text:p text:style-name="Table_20_Contents">2.1</text:p>
            <text:p text:style-name="Table_20_Contents">2A - skisser</text:p>
          </table:table-cell>
        </table:table-row>
        <table:table-row table:style-name="Tabell2.1">
          <table:table-cell table:style-name="Tabell2.A2" office:value-type="string">
            <text:p text:style-name="Table_20_Contents">Stilguide, stadier, lansering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.3.4 – 2.3.8</text:p>
          </table:table-cell>
          <table:table-cell table:style-name="Tabell2.E2" office:value-type="string">
            <text:p text:style-name="Table_20_Contents">2.2</text:p>
          </table:table-cell>
        </table:table-row>
        <table:table-row table:style-name="Tabell2.1">
          <table:table-cell table:style-name="Tabell2.A2" office:value-type="string">
            <text:p text:style-name="Table_20_Contents">Verktyg</text:p>
          </table:table-cell>
          <table:table-cell table:style-name="Tabell2.A2" office:value-type="string">
            <text:p text:style-name="Table_20_Contents">Springspår</text:p>
          </table:table-cell>
          <table:table-cell table:style-name="Tabell2.A2" office:value-type="string">
            <text:p text:style-name="Table_20_Contents">wu-lb-2-4-1</text:p>
            <text:p text:style-name="Table_20_Contents">wu-lb-2-4-3</text:p>
          </table:table-cell>
          <table:table-cell table:style-name="Tabell2.A2" office:value-type="string">
            <text:p text:style-name="Table_20_Contents">2.4 – 2.4.3</text:p>
          </table:table-cell>
          <table:table-cell table:style-name="Tabell2.E2" office:value-type="string">
            <text:p text:style-name="Table_20_Contents">2B - webbläsare</text:p>
            <text:p text:style-name="Table_20_Contents">2C - verktyg</text:p>
          </table:table-cell>
        </table:table-row>
        <table:table-row table:style-name="Tabell2.1">
          <table:table-cell table:style-name="Tabell2.A2" office:value-type="string">
            <text:p text:style-name="Table_20_Contents">Fler tillägg</text:p>
            <text:p text:style-name="Table_20_Contents">Utvecklingsserver</text:p>
            <text:p text:style-name="Table_20_Contents">FTP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wu-lb-2-4-4</text:p>
          </table:table-cell>
          <table:table-cell table:style-name="Tabell2.A2" office:value-type="string">
            <text:p text:style-name="Table_20_Contents">2.4.4 – 2.4.6</text:p>
          </table:table-cell>
          <table:table-cell table:style-name="Tabell2.E2" office:value-type="string">
            <text:p text:style-name="Table_20_Contents">2D - FTP</text:p>
          </table:table-cell>
        </table:table-row>
        <table:table-row table:style-name="Tabell2.1">
          <table:table-cell table:style-name="Tabell2.A2" office:value-type="string">
            <text:p text:style-name="Table_20_Contents">Versionskontroll</text:p>
          </table:table-cell>
          <table:table-cell table:style-name="Tabell2.A2" office:value-type="string">
            <text:p text:style-name="Table_20_Contents">Fördjupning</text:p>
          </table:table-cell>
          <table:table-cell table:style-name="Tabell2.A2" office:value-type="string">
            <text:p text:style-name="Table_20_Contents">git-koncept (7)</text:p>
            <text:p text:style-name="Table_20_Contents">git-installation (8)</text:p>
            <text:p text:style-name="Table_20_Contents">git-start-using (9)</text:p>
            <text:p text:style-name="Table_20_Contents">git-usage (10)</text:p>
          </table:table-cell>
          <table:table-cell table:style-name="Tabell2.A2" office:value-type="string">
            <text:p text:style-name="Table_20_Contents">2.4.7 online</text:p>
          </table:table-cell>
          <table:table-cell table:style-name="Tabell2.E2" office:value-type="string">
            <text:p text:style-name="Table_20_Contents">2E – Git + GitHub</text:p>
          </table:table-cell>
        </table:table-row>
        <table:table-row table:style-name="Tabell2.1">
          <table:table-cell table:style-name="Tabell2.A2" office:value-type="string">
            <text:p text:style-name="Table_20_Contents">Ärendehantering</text:p>
          </table:table-cell>
          <table:table-cell table:style-name="Tabell2.A2" office:value-type="string">
            <text:p text:style-name="Table_20_Contents">Fördjupning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.4.8 online</text:p>
          </table:table-cell>
          <table:table-cell table:style-name="Tabell2.E2" office:value-type="string">
            <text:p text:style-name="Table_20_Contents"/>
          </table:table-cell>
        </table:table-row>
        <table:table-row table:style-name="Tabell2.1">
          <table:table-cell table:style-name="Tabell2.A2" office:value-type="string">
            <text:p text:style-name="Table_20_Contents">Projekthantering</text:p>
          </table:table-cell>
          <table:table-cell table:style-name="Tabell2.A2" office:value-type="string">
            <text:p text:style-name="Table_20_Contents">Fördjupning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.4.9 online</text:p>
          </table:table-cell>
          <table:table-cell table:style-name="Tabell2.E2" office:value-type="string">
            <text:p text:style-name="Table_20_Contents"/>
          </table:table-cell>
        </table:table-row>
        <table:table-row table:style-name="Tabell2.1">
          <table:table-cell table:style-name="Tabell2.A2" office:value-type="string">
            <text:p text:style-name="Table_20_Contents">Dela kod online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.4.10</text:p>
          </table:table-cell>
          <table:table-cell table:style-name="Tabell2.E2" office:value-type="string">
            <text:p text:style-name="Table_20_Contents">2F</text:p>
          </table:table-cell>
        </table:table-row>
      </table:table>
      <text:h text:style-name="Heading_20_2" text:outline-level="2"/>
      <text:h text:style-name="Heading_20_2" text:outline-level="2">Kapitel 3</text:h>
      <text:p text:style-name="Text_20_body"/>
      <table:table table:name="Tabell3" table:style-name="Tabell3">
        <table:table-column table:style-name="Tabell3.A" table:number-columns-repeated="5"/>
        <table:table-header-rows>
          <table:table-row table:style-name="Tabell3.1">
            <table:table-cell table:style-name="Tabell3.A1" office:value-type="string">
              <text:p text:style-name="P3">Vad</text:p>
            </table:table-cell>
            <table:table-cell table:style-name="Tabell3.A1" office:value-type="string">
              <text:p text:style-name="P3">Fart</text:p>
            </table:table-cell>
            <table:table-cell table:style-name="Tabell3.A1" office:value-type="string">
              <text:p text:style-name="P3">Video</text:p>
            </table:table-cell>
            <table:table-cell table:style-name="Tabell3.A1" office:value-type="string">
              <text:p text:style-name="P3">Läroboken</text:p>
            </table:table-cell>
            <table:table-cell table:style-name="Tabell3.E1" office:value-type="string">
              <text:p text:style-name="P3">Arbetsboken</text:p>
            </table:table-cell>
          </table:table-row>
        </table:table-header-rows>
        <table:table-row table:style-name="Tabell3.1">
          <table:table-cell table:style-name="Tabell3.A2" office:value-type="string">
            <text:p text:style-name="Table_20_Contents">Vad är en bra webbplats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</text:p>
          </table:table-cell>
          <table:table-cell table:style-name="Tabell3.E2" office:value-type="string">
            <text:p text:style-name="Table_20_Contents">3A Bra och dåliga webbplatser</text:p>
          </table:table-cell>
        </table:table-row>
        <table:table-row table:style-name="Tabell3.1">
          <table:table-cell table:style-name="Tabell3.A2" office:value-type="string">
            <text:p text:style-name="Table_20_Contents">En lättunderhållen webbplats</text:p>
          </table:table-cell>
          <table:table-cell table:style-name="Tabell3.A2" office:value-type="string">
            <text:p text:style-name="Table_20_Contents">Springspår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.1 – 3.1.4</text:p>
          </table:table-cell>
          <table:table-cell table:style-name="Tabell3.E2" office:value-type="string">
            <text:p text:style-name="Table_20_Contents"/>
          </table:table-cell>
        </table:table-row>
        <table:table-row table:style-name="Tabell3.1">
          <table:table-cell table:style-name="Tabell3.A2" office:value-type="string">
            <text:p text:style-name="Table_20_Contents">Motivera god ko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.2</text:p>
            <text:p text:style-name="Table_20_Contents">3.3</text:p>
          </table:table-cell>
          <table:table-cell table:style-name="Tabell3.E2" office:value-type="string">
            <text:p text:style-name="Table_20_Contents">3.1 (Ej springspår)</text:p>
            <text:p text:style-name="Table_20_Contents">3.2 (Ej springspår)</text:p>
            <text:p text:style-name="Table_20_Contents">3B – indrag (Ej springspår)</text:p>
          </table:table-cell>
        </table:table-row>
        <table:table-row table:style-name="Tabell3.1">
          <table:table-cell table:style-name="Tabell3.A2" office:value-type="string">
            <text:p text:style-name="Table_20_Contents">Progressiv förbättring,</text:p>
            <text:p text:style-name="Table_20_Contents">varningssignaler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.4 – 3.5</text:p>
          </table:table-cell>
          <table:table-cell table:style-name="Tabell3.E2" office:value-type="string">
            <text:p text:style-name="Table_20_Contents">3.3</text:p>
          </table:table-cell>
        </table:table-row>
      </table:table>
      <text:h text:style-name="Heading_20_2" text:outline-level="2"><text:soft-page-break/></text:h>
      <text:h text:style-name="Heading_20_2" text:outline-level="2">Kapitel 4</text:h>
      <table:table table:name="kap4" table:style-name="kap4">
        <table:table-column table:style-name="kap4.A" table:number-columns-repeated="5"/>
        <table:table-header-rows>
          <table:table-row table:style-name="kap4.1">
            <table:table-cell table:style-name="kap4.A1" office:value-type="string">
              <text:p text:style-name="P3">Vad</text:p>
            </table:table-cell>
            <table:table-cell table:style-name="kap4.A1" office:value-type="string">
              <text:p text:style-name="P3">Fart</text:p>
            </table:table-cell>
            <table:table-cell table:style-name="kap4.A1" office:value-type="string">
              <text:p text:style-name="P3">Video</text:p>
            </table:table-cell>
            <table:table-cell table:style-name="kap4.A1" office:value-type="string">
              <text:p text:style-name="P3">Läroboken</text:p>
            </table:table-cell>
            <table:table-cell table:style-name="kap4.E1" office:value-type="string">
              <text:p text:style-name="P3">Arbetsboken</text:p>
            </table:table-cell>
          </table:table-row>
        </table:table-header-rows>
        <table:table-row table:style-name="kap4.1">
          <table:table-cell table:style-name="kap4.A2" office:value-type="string">
            <text:p text:style-name="Table_20_Contents">HTML-terminologi</text:p>
          </table:table-cell>
          <table:table-cell table:style-name="kap4.A2" office:value-type="string">
            <text:p text:style-name="Table_20_Contents">Springspår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4.1</text:p>
          </table:table-cell>
          <table:table-cell table:style-name="kap4.E2" office:value-type="string">
            <text:p text:style-name="Table_20_Contents">4.1</text:p>
            <text:p text:style-name="Table_20_Contents">4A</text:p>
          </table:table-cell>
        </table:table-row>
        <table:table-row table:style-name="kap4.1">
          <table:table-cell table:style-name="kap4.A2" office:value-type="string">
            <text:p text:style-name="Table_20_Contents">CSS-terminologi</text:p>
          </table:table-cell>
          <table:table-cell table:style-name="kap4.A2" office:value-type="string">
            <text:p text:style-name="Table_20_Contents">Springspår</text:p>
          </table:table-cell>
          <table:table-cell table:style-name="kap4.A2" office:value-type="string">
            <text:p text:style-name="Table_20_Contents">wu-1-lb-4-2 (11)</text:p>
          </table:table-cell>
          <table:table-cell table:style-name="kap4.A2" office:value-type="string">
            <text:p text:style-name="Table_20_Contents">4.2</text:p>
          </table:table-cell>
          <table:table-cell table:style-name="kap4.E2" office:value-type="string">
            <text:p text:style-name="Table_20_Contents">4.2</text:p>
            <text:p text:style-name="Table_20_Contents">4B</text:p>
            <text:p text:style-name="Table_20_Contents">4C</text:p>
            <text:p text:style-name="Table_20_Contents">(+ GitHub extra)</text:p>
          </table:table-cell>
        </table:table-row>
        <table:table-row table:style-name="kap4.1">
          <table:table-cell table:style-name="kap4.A2" office:value-type="string">
            <text:p text:style-name="Table_20_Contents">Block och inline element</text:p>
          </table:table-cell>
          <table:table-cell table:style-name="kap4.A2" office:value-type="string">
            <text:p text:style-name="Table_20_Contents">Springspår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4.3</text:p>
          </table:table-cell>
          <table:table-cell table:style-name="kap4.E2" office:value-type="string">
            <text:p text:style-name="Table_20_Contents">4.3</text:p>
          </table:table-cell>
        </table:table-row>
        <table:table-row table:style-name="kap4.1">
          <table:table-cell table:style-name="kap4.A2" office:value-type="string">
            <text:p text:style-name="Table_20_Contents">HTML kommentarer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4.4</text:p>
          </table:table-cell>
          <table:table-cell table:style-name="kap4.E2" office:value-type="string">
            <text:p text:style-name="Table_20_Contents"/>
          </table:table-cell>
        </table:table-row>
        <table:table-row table:style-name="kap4.1">
          <table:table-cell table:style-name="kap4.A2" office:value-type="string">
            <text:p text:style-name="Table_20_Contents">Några HTML element</text:p>
          </table:table-cell>
          <table:table-cell table:style-name="kap4.A2" office:value-type="string">
            <text:p text:style-name="Table_20_Contents">Springspår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4.5</text:p>
          </table:table-cell>
          <table:table-cell table:style-name="kap4.E2" office:value-type="string">
            <text:p text:style-name="Table_20_Contents">4.4</text:p>
            <text:p text:style-name="Table_20_Contents">4D</text:p>
            <text:p text:style-name="Table_20_Contents">4.5</text:p>
            <text:p text:style-name="Table_20_Contents">4.6</text:p>
          </table:table-cell>
        </table:table-row>
        <table:table-row table:style-name="kap4.1">
          <table:table-cell table:style-name="kap4.A2" office:value-type="string">
            <text:p text:style-name="Table_20_Contents">Några HTML attribut</text:p>
          </table:table-cell>
          <table:table-cell table:style-name="kap4.A2" office:value-type="string">
            <text:p text:style-name="Table_20_Contents">Springspår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4.6 – 4.6.3</text:p>
          </table:table-cell>
          <table:table-cell table:style-name="kap4.E2" office:value-type="string">
            <text:p text:style-name="Table_20_Contents">4D:2 (felnumrerad)</text:p>
            <text:p text:style-name="Table_20_Contents">4.7</text:p>
          </table:table-cell>
        </table:table-row>
        <table:table-row table:style-name="kap4.1">
          <table:table-cell table:style-name="kap4.A2" office:value-type="string">
            <text:p text:style-name="Table_20_Contents">Fler HTML attribut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4.6.4 – 4.6.6 </text:p>
          </table:table-cell>
          <table:table-cell table:style-name="kap4.E2" office:value-type="string">
            <text:p text:style-name="Table_20_Contents">4.8</text:p>
          </table:table-cell>
        </table:table-row>
        <table:table-row table:style-name="kap4.1">
          <table:table-cell table:style-name="kap4.A2" office:value-type="string">
            <text:p text:style-name="Table_20_Contents">Några CSS selektorer</text:p>
          </table:table-cell>
          <table:table-cell table:style-name="kap4.A2" office:value-type="string">
            <text:p text:style-name="Table_20_Contents">Springspår</text:p>
          </table:table-cell>
          <table:table-cell table:style-name="kap4.A2" office:value-type="string">
            <text:p text:style-name="Table_20_Contents">wu-lb-4-7 (12)</text:p>
          </table:table-cell>
          <table:table-cell table:style-name="kap4.A2" office:value-type="string">
            <text:p text:style-name="Table_20_Contents">4.7 – 4.7.3</text:p>
          </table:table-cell>
          <table:table-cell table:style-name="kap4.E2" office:value-type="string">
            <text:p text:style-name="Table_20_Contents"/>
          </table:table-cell>
        </table:table-row>
        <table:table-row table:style-name="kap4.1">
          <table:table-cell table:style-name="kap4.A2" office:value-type="string">
            <text:p text:style-name="Table_20_Contents">Fler CSS selektorer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4.7.4</text:p>
          </table:table-cell>
          <table:table-cell table:style-name="kap4.E2" office:value-type="string">
            <text:p text:style-name="Table_20_Contents">4.9</text:p>
            <text:p text:style-name="Table_20_Contents"/>
          </table:table-cell>
        </table:table-row>
        <table:table-row table:style-name="kap4.1">
          <table:table-cell table:style-name="kap4.A2" office:value-type="string">
            <text:p text:style-name="Table_20_Contents">Några CSS egenskaper</text:p>
          </table:table-cell>
          <table:table-cell table:style-name="kap4.A2" office:value-type="string">
            <text:p text:style-name="Table_20_Contents">Springspår</text:p>
          </table:table-cell>
          <table:table-cell table:style-name="kap4.A2" office:value-type="string">
            <text:p text:style-name="Table_20_Contents">wu-lb-4-8 (13)</text:p>
          </table:table-cell>
          <table:table-cell table:style-name="kap4.A2" office:value-type="string">
            <text:p text:style-name="Table_20_Contents">4.8 – 4.8.10</text:p>
          </table:table-cell>
          <table:table-cell table:style-name="kap4.E2" office:value-type="string">
            <text:p text:style-name="Table_20_Contents">4E (<text:span text:style-name="T1">svår, ej springspår</text:span>)</text:p>
          </table:table-cell>
        </table:table-row>
        <table:table-row table:style-name="kap4.1">
          <table:table-cell table:style-name="kap4.A2" office:value-type="string">
            <text:p text:style-name="Table_20_Contents">Extern CSS</text:p>
          </table:table-cell>
          <table:table-cell table:style-name="kap4.A2" office:value-type="string">
            <text:p text:style-name="Table_20_Contents">Springspår</text:p>
          </table:table-cell>
          <table:table-cell table:style-name="kap4.A2" office:value-type="string">
            <text:p text:style-name="Table_20_Contents">wu-lb-4-9 (14)</text:p>
          </table:table-cell>
          <table:table-cell table:style-name="kap4.A2" office:value-type="string">
            <text:p text:style-name="Table_20_Contents">4.9</text:p>
          </table:table-cell>
          <table:table-cell table:style-name="kap4.E2" office:value-type="string">
            <text:p text:style-name="Table_20_Contents">4.10</text:p>
          </table:table-cell>
        </table:table-row>
        <table:table-row table:style-name="kap4.1">
          <table:table-cell table:style-name="kap4.A2" office:value-type="string">
            <text:p text:style-name="Table_20_Contents">DOM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wu-lb-4-10</text:p>
          </table:table-cell>
          <table:table-cell table:style-name="kap4.A2" office:value-type="string">
            <text:p text:style-name="Table_20_Contents">4.10</text:p>
          </table:table-cell>
          <table:table-cell table:style-name="kap4.E2" office:value-type="string">
            <text:p text:style-name="Table_20_Contents">4F</text:p>
          </table:table-cell>
        </table:table-row>
        <table:table-row table:style-name="kap4.1">
          <table:table-cell table:style-name="kap4.A2" office:value-type="string">
            <text:p text:style-name="Table_20_Contents">Validering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4.11 – 4.12</text:p>
          </table:table-cell>
          <table:table-cell table:style-name="kap4.E2" office:value-type="string">
            <text:p text:style-name="Table_20_Contents"/>
          </table:table-cell>
        </table:table-row>
        <table:table-row table:style-name="kap4.1">
          <table:table-cell table:style-name="kap4.A2" office:value-type="string">
            <text:p text:style-name="Table_20_Contents">Läs mer</text:p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/>
          </table:table-cell>
          <table:table-cell table:style-name="kap4.A2" office:value-type="string">
            <text:p text:style-name="Table_20_Contents">4.13</text:p>
          </table:table-cell>
          <table:table-cell table:style-name="kap4.E2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fo:font-size="11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keep-together="always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.5pt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Gunther</meta:initial-creator>
    <meta:creation-date>2012-09-11T00:02:24</meta:creation-date>
    <dc:date>2012-09-11T03:21:49</dc:date>
    <dc:creator>Lars Gunther</dc:creator>
    <meta:editing-duration>PT2H31M14S</meta:editing-duration>
    <meta:editing-cycles>2</meta:editing-cycles>
    <meta:generator>LibreOffice/3.5$Linux_X86_64 LibreOffice_project/350m1$Build-2</meta:generator>
    <meta:document-statistic meta:table-count="4" meta:image-count="0" meta:object-count="0" meta:page-count="3" meta:paragraph-count="217" meta:word-count="458" meta:character-count="2778" meta:non-whitespace-character-count="2536"/>
  </office:meta>
</office:document-meta>
</file>